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ocatorFormatter.format( StringBuffer sb , Object obj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ocatorFormatter.supportsObject( Object obj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